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User email </text:p>
          </table:table-cell>
          <table:covered-table-cell/>
          <table:table-cell table:style-name="ce1" office:value-type="string" calcext:value-type="string" table:number-columns-spanned="2" table:number-rows-spanned="1">
            <text:p>Family email</text:p>
          </table:table-cell>
          <table:covered-table-cell/>
          <table:table-cell office:value-type="string" calcext:value-type="string">
            <text:p>Action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xists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xists</text:p>
          </table:table-cell>
          <table:table-cell/>
        </table:table-row>
        <table:table-row table:style-name="ro1">
          <table:table-cell office:value-type="string" calcext:value-type="string">
            <text:p>On client's side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*</text:p>
          </table:table-cell>
          <table:table-cell office:value-type="string" calcext:value-type="string">
            <text:p>Failure. Incorrect input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ew user is registered. New family is registered. Family Status confirmed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ge case. Here as family email user email is used. Unknown error will be throw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user email == family email then: New user is registered. New family is registered. Family Status confirmed. Else: Incorrect input and input correction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 user is registered. New user is registered as family member. Family status unconfirmed. Conformation email is sent to founder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*</text:p>
          </table:table-cell>
          <table:table-cell office:value-type="string" calcext:value-type="string">
            <text:p>Incorrect input. Password is forgot? Input corrections?</text:p>
          </table:table-cell>
        </table:table-row>
        <table:table-row table:style-name="ro2" table:number-rows-repeated="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6">00/00/0000</text:date>, <text:time style:data-style-name="N2" text:time-value="0000-00-00T08:07:21.9114491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8T18:54:53.533660678</meta:creation-date>
    <dc:date>2014-06-06T08:07:48.784546608</dc:date>
    <meta:editing-duration>PT40M36S</meta:editing-duration>
    <meta:editing-cycles>5</meta:editing-cycles>
    <meta:generator>LibreOffice/4.1.5.3$Linux_x86 LibreOffice_project/410m0$Build-3</meta:generator>
    <meta:document-statistic meta:table-count="1" meta:cell-count="43" meta:object-count="0"/>
  </office:meta>
</office:document-meta>
</file>